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200002C1C00001FF73970E5C9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F38" table:end-x="0.8898in" table:end-y="0.0106in" draw:z-index="0" svg:width="4.4453in" svg:height="3.2213in" svg:x="0in" svg:y="0.1673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>
            <draw:frame table:end-cell-address="Sheet1.L38" table:end-x="0.8894in" table:end-y="0.0209in" draw:z-index="1" draw:name="Graphics 1" draw:style-name="gr1" draw:text-style-name="P1" svg:width="4.4453in" svg:height="3.2213in" svg:x="0in" svg:y="0in">
              <draw:image xlink:href="Pictures/2000015200002C1C00001FF73970E5C9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5-09-28T11:45:33</dc:date>
    <dc:language>en-US</dc:language>
    <meta:editing-cycles>4</meta:editing-cycles>
    <meta:editing-duration>PT13M15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1999998092651pt" style:font-family-asian="'Andale Sans UI'" style:font-pitch-asian="variable" style:font-size-asian="15.1999998092651pt" style:font-family-complex="Tahoma" style:font-pitch-complex="variable" style:font-size-complex="15.1999998092651pt"/>
    </style:style>
    <style:style style:name="ch3" style:family="chart">
      <style:graphic-properties draw:fill="none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4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19999980926514pt" style:font-family-asian="'Andale Sans UI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7" style:family="chart">
      <style:chart-properties chart:solid-type="cuboid"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8" style:family="chart">
      <style:chart-properties chart:solid-type="cuboid"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9" style:family="chart">
      <style:chart-properties chart:solid-type="cuboid"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solid-type="cuboid"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1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6600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2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ff8080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3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0066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4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cccc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5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000080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6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ff00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7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00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8" style:family="chart">
      <style:chart-properties chart:symbol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ffff00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19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20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21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="soli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7pt" style:font-family-asian="'Andale Sans UI'" style:font-pitch-asian="variable" style:font-size-asian="7pt" style:font-family-complex="Tahoma" style:font-pitch-complex="variable" style:font-size-complex="7pt"/>
    </style:style>
    <style:style style:name="ch22" style:family="chart">
      <style:graphic-properties draw:stroke="none" draw:fill="none"/>
    </style:style>
    <style:style style:name="ch23" style:family="chart">
      <style:graphic-properties draw:stroke="none" draw:fill-color="#999999"/>
    </style:style>
  </office:automatic-styles>
  <office:body>
    <office:chart>
      <chart:chart svg:width="11.292cm" svg:height="8.183cm" chart:class="chart:circle" chart:style-name="ch1">
        <chart:title svg:x="4.099cm" svg:y="0.162cm" chart:style-name="ch2">
          <text:p>Pies_Normal</text:p>
        </chart:title>
        <chart:legend chart:legend-position="end" svg:x="10.138cm" svg:y="1.884cm" chart:style-name="ch3"/>
        <chart:plot-area chart:style-name="ch4" table:cell-range-address="Sheet1.$B$4:.$F$16" chart:data-source-has-labels="both" chart:table-number-list="0" svg:x="0.224cm" svg:y="2.817cm" svg:width="9.467cm" svg:height="3.47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>
            <chart:data-point chart:repeated="12"/>
          </chart:series>
          <chart:series chart:style-name="ch20">
            <chart:data-point chart:repeated="12"/>
          </chart:series>
          <chart:series chart:style-name="ch21">
            <chart:data-point chart:repeated="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